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/>
    </style:style>
    <style:style style:name="P2" style:family="paragraph" style:parent-style-name="Standard">
      <style:text-properties style:font-name="Arial" fo:font-size="11pt" fo:font-weight="bold" officeooo:rsid="000c6b8c" officeooo:paragraph-rsid="000c6b8c" style:font-size-asian="11pt" style:font-weight-asian="bold"/>
    </style:style>
    <style:style style:name="P3" style:family="paragraph" style:parent-style-name="Standard">
      <style:text-properties style:font-name="Arial" fo:font-size="11pt" fo:font-weight="bold" officeooo:rsid="000c6b8c" officeooo:paragraph-rsid="000d211f" style:font-size-asian="11pt" style:font-weight-asian="bold"/>
    </style:style>
    <style:style style:name="P4" style:family="paragraph" style:parent-style-name="Standard">
      <style:text-properties officeooo:rsid="000b4fe6" officeooo:paragraph-rsid="000b4fe6"/>
    </style:style>
    <style:style style:name="P5" style:family="paragraph" style:parent-style-name="Standard">
      <style:text-properties officeooo:rsid="000c6b8c" officeooo:paragraph-rsid="000c6b8c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style:font-name="Arial" fo:font-size="14pt" fo:font-weight="bold" officeooo:rsid="000c6b8c" style:font-size-asian="14pt" style:font-weight-asian="bold"/>
    </style:style>
    <style:style style:name="T3" style:family="text">
      <style:text-properties style:font-name="Arial" fo:font-size="11pt" fo:font-weight="bold" style:font-size-asian="11pt" style:font-weight-asian="bold"/>
    </style:style>
    <style:style style:name="T4" style:family="text">
      <style:text-properties style:font-name="Arial" fo:font-size="11pt" fo:font-weight="bold" officeooo:rsid="000b4fe6" style:font-size-asian="11pt" style:font-weight-asian="bold"/>
    </style:style>
    <style:style style:name="T5" style:family="text">
      <style:text-properties fo:color="#7030a0"/>
    </style:style>
    <style:style style:name="T6" style:family="text">
      <style:text-properties fo:color="#000000"/>
    </style:style>
    <style:style style:name="T7" style:family="text">
      <style:text-properties fo:color="#000000" officeooo:rsid="000d21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GoBack"/><text:span text:style-name="T1">MEETING REPORT <text:s/></text:span><text:span text:style-name="T2">Week 2</text:span></text:p>
      <text:p text:style-name="P1"/>
      <text:p text:style-name="P1"/>
      <text:p text:style-name="Standard"><text:span text:style-name="T3">Team Name:<text:tab/></text:span><text:span text:style-name="T4">Group 6b</text:span><text:span text:style-name="T3"><text:tab/>Date of Meeting:<text:tab/></text:span><text:span text:style-name="T4">10/04/2022</text:span></text:p>
      <text:p text:style-name="P1"/>
      <text:p text:style-name="Standard"><text:span text:style-name="T3">Start Time: </text:span><text:span text:style-name="T4">16:00</text:span><text:span text:style-name="T3"> <text:s/>End Time: </text:span><text:span text:style-name="T4">17:30</text:span><text:span text:style-name="T3"> <text:s text:c="3"/>Meeting Location: <text:s/></text:span><text:span text:style-name="T4">Online</text:span></text:p>
      <text:p text:style-name="P1"/>
      <text:p text:style-name="Standard"><text:span text:style-name="T3">Moderator:<text:tab/></text:span><text:span text:style-name="T4">Kejsi Kostdhima </text:span><text:span text:style-name="T3"><text:tab/>Recorder:<text:tab/></text:span><text:span text:style-name="T4">Kejsi Kostdhima</text:span></text:p>
      <text:p text:style-name="P1"/>
      <text:p text:style-name="Standard"><text:span text:style-name="T3">Other Members Present:<text:tab/></text:span><text:span text:style-name="T4">Bashkim Dakoli, Estia Gjyrdedi , Marvis Fufi ,Deivi Hajdari , Gersiol Salillari.</text:span></text:p>
      <text:p text:style-name="P1"/>
      <text:p text:style-name="Standard"><text:span text:style-name="T3">Members Absent:<text:tab/><text:tab/></text:span><text:span text:style-name="T4">None</text:span></text:p>
      <text:p text:style-name="P1"/>
      <text:p text:style-name="P1"/>
      <text:p text:style-name="Standard"><text:span text:style-name="T3">Topics Discussed:</text:span></text:p>
      <text:p text:style-name="Standard"><text:span text:style-name="T3"/></text:p>
      <text:p text:style-name="P4"><text:span text:style-name="T3">Existing implementations and their explanation by each and every member of the group.</text:span></text:p>
      <text:p text:style-name="P4"><text:span text:style-name="T3"/></text:p>
      <text:p text:style-name="P5"><text:span text:style-name="T3">Giving ideas of functionalities of the program also a quick discussion with the manager of the company we are building this project for.</text:span></text:p>
      <text:p text:style-name="P5"><text:span text:style-name="T3"/></text:p>
      <text:p text:style-name="P5"><text:span text:style-name="T3">Explanation on why and how can we implement the ideas on our program.</text:span></text:p>
      <text:p text:style-name="P1"/>
      <text:p text:style-name="P1"/>
      <text:p text:style-name="P1"/>
      <text:p text:style-name="Standard"><text:span text:style-name="T3">Decisions Made:</text:span></text:p>
      <text:p text:style-name="P1"/>
      <text:p text:style-name="P1"/>
      <text:p text:style-name="P2">Deciding witch implementation is valuable in the current situation of the company.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Tasks Assigned:</text:span></text:p>
      <text:p text:style-name="P1"/>
      <text:p text:style-name="P1"/>
      <text:p text:style-name="P2">Finalize our ideas and requirements for them. </text:p>
      <text:p text:style-name="P2"/>
      <text:p text:style-name="P2">Each member should search if these ideas are compatible with the majority of devices used by different companies including the one we are working with.</text:p>
      <text:p text:style-name="P1"/>
      <text:p text:style-name="P1"/>
      <text:p text:style-name="P1"/>
      <text:p text:style-name="P1"/>
      <text:p text:style-name="Standard"><text:span text:style-name="T3">Time, Place, and Agenda for Next Meeting:</text:span></text:p>
      <text:p text:style-name="P3">16:00, <text:s text:c="2"/>Online , <text:span text:style-name="T6">Requirements Specification to document the requirements for </text:span><text:span text:style-name="T7">our</text:span><text:span text:style-name="T6"> product or service, including priority and approval.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Bookman Old Style" fo:font-family="'Bookman Old Style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 REPORT</dc:title>
    <meta:initial-creator>Igli Hakrama</meta:initial-creator>
    <meta:editing-cycles>4</meta:editing-cycles>
    <meta:print-date>2002-02-25T09:02:00</meta:print-date>
    <meta:creation-date>2012-03-10T14:13:00</meta:creation-date>
    <dc:date>2022-04-14T22:23:30.782000000</dc:date>
    <meta:editing-duration>PT3M28S</meta:editing-duration>
    <meta:generator>Neat_Office/6.2.8.2$Windows_x86 LibreOffice_project/</meta:generator>
    <meta:document-statistic meta:table-count="0" meta:image-count="0" meta:object-count="0" meta:page-count="2" meta:paragraph-count="17" meta:word-count="169" meta:character-count="1100" meta:non-whitespace-character-count="9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